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Dashed_20__28_var_29__20_6922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ircle draw:style-name="gr1" draw:text-style-name="P1" draw:layer="layout" svg:width="0.101cm" svg:height="0.101cm" draw:transform="skewX (0.0197222205475359) rotate (-0.069987703004973) translate (10.21cm 15.137cm)">
              <text:p/>
            </draw:circle>
            <draw:ellipse draw:style-name="gr1" draw:text-style-name="P1" draw:layer="layout" svg:width="0.101cm" svg:height="0.096cm" draw:transform="rotate (0.28309240467348) translate (10.09cm 14.806cm)">
              <text:p/>
            </draw:ellipse>
            <draw:frame draw:style-name="gr2" draw:text-style-name="P3" draw:layer="layout" svg:width="0.232cm" svg:height="0.38cm" svg:x="9.327cm" svg:y="14.871cm">
              <draw:text-box>
                <text:p text:style-name="P2"><text:span text:style-name="T1">A</text:span></text:p>
              </draw:text-box>
            </draw:frame>
            <draw:frame draw:style-name="gr2" draw:text-style-name="P3" draw:layer="layout" svg:width="0.234cm" svg:height="0.38cm" svg:x="10.554cm" svg:y="14.264cm">
              <draw:text-box>
                <text:p text:style-name="P2"><text:span text:style-name="T1">B</text:span></text:p>
              </draw:text-box>
            </draw:frame>
            <draw:frame draw:style-name="gr2" draw:text-style-name="P3" draw:layer="layout" svg:width="0.232cm" svg:height="0.38cm" svg:x="11.815cm" svg:y="14.659cm">
              <draw:text-box>
                <text:p text:style-name="P2"><text:span text:style-name="T1">C</text:span></text:p>
              </draw:text-box>
            </draw:frame>
            <draw:frame draw:style-name="gr2" draw:text-style-name="P3" draw:layer="layout" svg:width="0.232cm" svg:height="0.38cm" svg:x="10.577cm" svg:y="15.275cm">
              <draw:text-box>
                <text:p text:style-name="P2"><text:span text:style-name="T1">D</text:span></text:p>
              </draw:text-box>
            </draw:frame>
            <draw:path draw:style-name="gr1" draw:text-style-name="P1" draw:layer="layout" svg:width="1.191cm" svg:height="0.186cm" draw:transform="skewX (-0.0041887902047864) rotate (0.20298179200694) translate (9.5036040786721cm 14.8891459586003cm)" svg:viewBox="0 0 1192 187" svg:d="M0 186c29 3 59-5 86-15 30-10 61-20 92-17 33 4 60-9 92-11 30-2 61-12 91-21 29-7 61-9 89-2 42 10 66-25 104-32 33-5 65-16 97-11 30 4 58-3 87-9s59-16 89-17 62 1 92 0c31-2 60-21 92-17 31 3 59-15 89-20s59-9 89-14l3 2">
              <text:p/>
            </draw:path>
            <draw:path draw:style-name="gr1" draw:text-style-name="P1" draw:layer="layout" svg:width="1.094cm" svg:height="0.169cm" draw:transform="skewX (0.0204203522483336) rotate (-0.307003415425803) translate (9.613328406438cm 14.921392857131cm)" svg:viewBox="0 0 1095 170" svg:d="M0 169c27 3 55-4 79-13 27-9 56-18 85-16 30 4 55-8 84-10 28-1 57-11 85-18 25-7 54-9 81-3 39 10 60-22 95-28 30-5 60-15 89-11 28 5 54-2 80-8 27-5 53-14 82-15 27-1 56 1 84 0s55-19 84-16c29 4 55-13 82-18s55-8 82-13l3 3">
              <text:p/>
            </draw:path>
            <draw:ellipse draw:style-name="gr1" draw:text-style-name="P1" draw:layer="layout" svg:width="0.1cm" svg:height="0.096cm" draw:transform="rotate (0.287979326579064) translate (11.113cm 15.03cm)">
              <text:p/>
            </draw:ellipse>
            <draw:path draw:style-name="gr1" draw:text-style-name="P1" draw:layer="layout" svg:width="1.191cm" svg:height="0.186cm" draw:transform="skewX (-0.00418879020478642) rotate (0.202632726156542) translate (10.6195807471546cm 15.0777270444364cm)" svg:viewBox="0 0 1192 187" svg:d="M0 186c29 4 59-4 86-14 30-10 61-20 92-17 33 3 60-10 92-11 30-2 61-12 91-21 29-8 61-10 89-2 42 10 66-25 104-32 33-6 65-16 97-11 30 4 58-3 87-9 29-7 59-16 89-17s62 1 92 0c31-2 60-22 92-18 31 4 59-15 89-20s59-8 89-14l3 3">
              <text:p/>
            </draw:path>
            <draw:ellipse draw:style-name="gr1" draw:text-style-name="P1" draw:layer="layout" svg:width="0.098cm" svg:height="0.1cm" draw:transform="skewX (0.0200712863979348) rotate (-0.0726056968829643) translate (11.119cm 14.666cm)">
              <text:p/>
            </draw:ellipse>
            <draw:path draw:style-name="gr1" draw:text-style-name="P1" draw:layer="layout" svg:width="1.095cm" svg:height="0.168cm" draw:transform="skewX (0.0101229096615671) rotate (-0.307003415425803) translate (10.7286728588318cm 14.4898680045015cm)" svg:viewBox="0 0 1096 169" svg:d="M0 168c27 3 55-4 79-12 27-9 56-18 85-16 30 3 55-8 84-10 28-1 57-11 85-18 26-8 55-9 81-3 39 10 61-22 96-28 30-5 60-15 89-11 28 4 54-2 80-8 27-5 53-14 82-15 27-1 56 1 84 0s55-19 84-16c29 4 55-13 82-18s55-8 82-13l3 3">
              <text:p/>
            </draw:path>
            <draw:frame draw:style-name="gr2" draw:text-style-name="P3" draw:layer="layout" svg:width="0.87cm" svg:height="0.38cm" draw:transform="rotate (0.380132711084365) translate (10.854cm 15.255cm)">
              <draw:text-box>
                <text:p text:style-name="P2"><text:span text:style-name="T1">6 cm</text:span></text:p>
              </draw:text-box>
            </draw:frame>
          </draw:g>
          <draw:path draw:style-name="gr3" draw:text-style-name="P1" draw:layer="layout" svg:width="0.011cm" svg:height="0.602cm" svg:x="10.665cm" svg:y="14.649cm" svg:viewBox="0 0 12 603" svg:d="M9 0c-1 35 2 71 0 106-2 29 4 59 3 89-1 31 1 66 0 98-1 30-7 61-6 92 1 28 1 60 0 89s5 60-6 89v31 9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922" draw:display-name="Dashed (var) 6922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0:40:10.295290144</meta:creation-date>
    <dc:date>2018-03-09T10:45:08.048223625</dc:date>
    <meta:editing-duration>PT49S</meta:editing-duration>
    <meta:editing-cycles>2</meta:editing-cycles>
    <meta:generator>LibreOffice/6.0.0.3$MacOSX_X86_64 LibreOffice_project/64a0f66915f38c6217de274f0aa8e15618924765</meta:generator>
    <meta:document-statistic meta:object-count="16"/>
  </office:meta>
</office:document-meta>
</file>